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sFilterTests.invalidActual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rsFilterTests.sameOrigin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rsFilterTests.nonCors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rsFilterTests.validPreFligh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rsFilterTests.validActual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rsFilterTests.invalidPreFligh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rsFil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